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arial" svg:font-family="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justify" style:justify-single-word="false"/>
      <style:text-properties style:font-name="Times New Roman" fo:font-size="11pt" style:font-size-asian="11pt" style:font-size-complex="11pt"/>
    </style:style>
    <style:style style:name="P2" style:family="paragraph" style:parent-style-name="Standard">
      <style:paragraph-properties fo:line-height="150%" fo:text-align="justify" style:justify-single-word="false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P3" style:family="paragraph" style:parent-style-name="Standard" style:list-style-name="L1">
      <style:paragraph-properties fo:line-height="150%" fo:text-align="justify" style:justify-single-word="false"/>
      <style:text-properties style:font-name="Times New Roman" fo:font-size="11pt" style:font-size-asian="11pt" style:font-size-complex="11pt"/>
    </style:style>
    <style:style style:name="P4" style:family="paragraph" style:parent-style-name="Standard" style:list-style-name="L1">
      <style:paragraph-properties fo:line-height="150%" fo:text-align="justify" style:justify-single-word="false"/>
    </style:style>
    <style:style style:name="P5" style:family="paragraph" style:parent-style-name="Standard" style:list-style-name="L1">
      <style:paragraph-properties fo:line-height="150%" fo:text-align="justify" style:justify-single-word="false"/>
      <style:text-properties fo:font-variant="normal" fo:text-transform="none" fo:color="#000000" style:font-name="Times New Roman" fo:font-size="11pt" fo:letter-spacing="normal" fo:font-style="normal" fo:font-weight="normal" style:font-size-asian="11pt" style:font-size-complex="11pt"/>
    </style:style>
    <style:style style:name="T1" style:family="text">
      <style:text-properties fo:font-variant="normal" fo:text-transform="none" fo:color="#000000" fo:letter-spacing="normal" fo:font-style="normal" fo:font-weight="normal"/>
    </style:style>
    <style:style style:name="T2" style:family="text">
      <style:text-properties fo:font-variant="normal" fo:text-transform="none" fo:color="#000000" style:font-name="arial" fo:font-size="9.75pt" fo:letter-spacing="normal" fo:font-style="normal" fo:font-weight="normal"/>
    </style:style>
    <style:style style:name="T3" style:family="text">
      <style:text-properties fo:font-variant="normal" fo:text-transform="none" fo:color="#000000" style:font-name="Times New Roman" fo:font-size="11pt" fo:letter-spacing="normal" fo:font-style="normal" fo:font-weight="normal" style:font-size-asian="11pt" style:font-size-complex="11pt"/>
    </style:style>
    <style:style style:name="T4" style:family="text">
      <style:text-properties fo:font-variant="normal" fo:text-transform="none" fo:color="#000000" style:font-name="Times New Roman" fo:font-size="11pt" fo:letter-spacing="normal" style:font-size-asian="11pt" style:font-size-complex="11pt"/>
    </style:style>
    <style:style style:name="T5" style:family="text">
      <style:text-properties fo:font-variant="normal" fo:text-transform="none" fo:color="#0000cc" style:font-name="arial" fo:font-size="9.75pt" fo:letter-spacing="normal" fo:font-style="normal" fo:font-weight="normal"/>
    </style:style>
    <style:style style:name="T6" style:family="text">
      <style:text-properties fo:font-variant="normal" fo:text-transform="none" fo:color="#0000cc" style:font-name="Times New Roman" fo:font-size="11pt" fo:letter-spacing="normal" fo:font-style="normal" fo:font-weight="normal" style:font-size-asian="11pt" style:font-size-complex="11pt"/>
    </style:style>
    <style:style style:name="T7" style:family="text">
      <style:text-properties fo:font-variant="normal" fo:text-transform="none" fo:color="#555555" style:font-name="arial" fo:font-size="9.75pt" fo:letter-spacing="normal" fo:font-style="normal" fo:font-weight="normal"/>
    </style:style>
    <style:style style:name="T8" style:family="text">
      <style:text-properties fo:font-variant="normal" fo:text-transform="none" fo:color="#555555" style:font-name="Times New Roman" fo:font-size="11pt" fo:letter-spacing="normal" fo:font-style="normal" fo:font-weight="normal" style:font-size-asian="11pt" style:font-size-complex="11pt"/>
    </style:style>
    <style:style style:name="T9" style:family="text">
      <style:text-properties fo:font-variant="normal" fo:text-transform="none" fo:font-weight="normal" style:font-weight-asian="normal" style:font-weight-complex="normal"/>
    </style:style>
    <style:style style:name="T10" style:family="text">
      <style:text-properties fo:font-variant="normal" fo:text-transform="none" fo:font-weight="normal" fo:background-color="#ffffff" style:font-weight-asian="normal" style:font-weight-complex="normal"/>
    </style:style>
    <style:style style:name="T11" style:family="text">
      <style:text-properties style:font-name="Times New Roman" fo:font-size="11pt" style:font-size-asian="11pt" style:font-size-complex="11pt"/>
    </style:style>
    <style:style style:name="T12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number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  <style:text-properties style:font-name="Star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niversidade Federal de Goiás</text:p>
      <text:p text:style-name="P1">Fábrica de Software – Instituto de Informática</text:p>
      <text:p text:style-name="P1">Engenharia de Software</text:p>
      <text:p text:style-name="P1">Relatório de Avaliação – Concepção</text:p>
      <text:p text:style-name="P1">Cássio Augusto Silva de Freitas – Gerente de Configuração</text:p>
      <text:p text:style-name="P2">Atividades Realizadas</text:p>
      <text:p text:style-name="P1"/>
      <text:list xml:id="list40676861" text:style-name="L1">
        <text:list-item>
          <text:p text:style-name="P3">Participação na Reunião de apresentação do projeto e definição de papéis – Tempo investido 02:00:</text:p>
          <text:list>
            <text:list-item>
              <text:p text:style-name="P3">Reunião de apresentação do projeto com o Gestor de portfólio Juliano Lopes de Oliveira, com a definição de um Gestor de RH e distribuição de papéis entre a turma.</text:p>
            </text:list-item>
            <text:list-item>
              <text:p text:style-name="P4"><text:span text:style-name="T4"> </text:span><text:bookmark text:name="crumb_links"/><text:a xlink:type="simple" xlink:href="http://code.google.com/p/sgb-02-2012/source/browse/trunk/"><text:span text:style-name="T6">trunk</text:span></text:a><text:span text:style-name="T8">/ </text:span><text:a xlink:type="simple" xlink:href="http://code.google.com/p/sgb-02-2012/source/browse/trunk/Gerencia_de_Projetos/"><text:span text:style-name="T6">Gerencia_de_Projetos</text:span></text:a><text:span text:style-name="T8">/ </text:span><text:a xlink:type="simple" xlink:href="http://code.google.com/p/sgb-02-2012/source/browse/trunk/Gerencia_de_Projetos/Integracao/"><text:span text:style-name="T6">Integracao</text:span></text:a><text:span text:style-name="T8">/ </text:span><text:span text:style-name="T3">SGB_TAP.odt</text:span><text:span text:style-name="T11">, </text:span><text:bookmark text:name="crumb_root"/><text:a xlink:type="simple" xlink:href="http://code.google.com/p/sgb-02-2012/source/browse/"><text:span text:style-name="T6">svn</text:span></text:a><text:span text:style-name="T3">/ </text:span><text:span text:style-name="T4"> </text:span><text:bookmark text:name="crumb_links1"/><text:a xlink:type="simple" xlink:href="http://code.google.com/p/sgb-02-2012/source/browse/trunk/"><text:span text:style-name="T6">trunk</text:span></text:a><text:span text:style-name="T8">/ </text:span><text:a xlink:type="simple" xlink:href="http://code.google.com/p/sgb-02-2012/source/browse/trunk/Gerencia_de_Projetos/"><text:span text:style-name="T6">Gerencia_de_Projetos</text:span></text:a><text:span text:style-name="T8">/ </text:span><text:a xlink:type="simple" xlink:href="http://code.google.com/p/sgb-02-2012/source/browse/trunk/Gerencia_de_Projetos/Integracao/"><text:span text:style-name="T6">Integracao</text:span></text:a><text:span text:style-name="T8">/ </text:span><text:span text:style-name="T3">SGB_ATAR_AtaDeReuniao001.odt</text:span></text:p>
            </text:list-item>
          </text:list>
        </text:list-item>
        <text:list-item>
          <text:p text:style-name="P3"><text:span text:style-name="T1">Participação na Reunião de Definição de atividades para a equipe, </text:span><text:span text:style-name="T9">Definição de resultados esperados <text:s/>e <text:s/></text:span><text:span text:style-name="T10">Definição de atividades relacionadas ao escopo – Tempo investido 03:00.</text:span></text:p>
          <text:list>
            <text:list-item>
              <text:p text:style-name="P5">Reunião para leitura dos papéis de cada um na equipe, planejamento da primeira fase do projeto, <text:s/>as necessidades, quais os artefatos para a primeira fase.</text:p>
            </text:list-item>
            <text:list-item>
              <text:p text:style-name="P4"><text:a xlink:type="simple" xlink:href="http://code.google.com/p/sgb-02-2012/source/browse/trunk/"><text:span text:style-name="T5">trunk</text:span></text:a><text:span text:style-name="T7">/ </text:span><text:a xlink:type="simple" xlink:href="http://code.google.com/p/sgb-02-2012/source/browse/trunk/Gerencia_de_Projetos/"><text:span text:style-name="T5">Gerencia_de_Projetos</text:span></text:a><text:span text:style-name="T7">/ </text:span><text:a xlink:type="simple" xlink:href="http://code.google.com/p/sgb-02-2012/source/browse/trunk/Gerencia_de_Projetos/Integracao/"><text:span text:style-name="T5">Integracao</text:span></text:a><text:span text:style-name="T7">/ </text:span><text:span text:style-name="T2">SGB_ATAR_AtaDeReuniao002.odt</text:span><text:span text:style-name="T1"> </text:span></text:p>
            </text:list-item>
          </text:list>
        </text:list-item>
        <text:list-item>
          <text:p text:style-name="P5">Criação e Desenvolvimento do Plano de Gerência de Configuração de Software – Tempo investido: 11:00.</text:p>
          <text:list>
            <text:list-item>
              <text:p text:style-name="P5">Criação, desenvolvimento e ajustes do documento PLGC juntamente com o Allan Vieira Ribeiro.</text:p>
            </text:list-item>
            <text:list-item>
              <text:p text:style-name="P4"><text:a xlink:type="simple" xlink:href="http://code.google.com/p/sgb-02-2012/source/browse/trunk/"><text:span text:style-name="T6">trunk</text:span></text:a><text:span text:style-name="T8">/ </text:span><text:a xlink:type="simple" xlink:href="http://code.google.com/p/sgb-02-2012/source/browse/trunk/Gerencia_de_Configuracao/"><text:span text:style-name="T6">Gerencia_de_Configuracao</text:span></text:a><text:span text:style-name="T8">/ </text:span><text:span text:style-name="T3">SGB_PLGC_PlanoDeGerenciaDeConfiguracao.odt </text:span></text:p>
            </text:list-item>
          </text:list>
        </text:list-item>
        <text:list-item>
          <text:p text:style-name="P5">Criação e Desenvolvimento do Processo de Gerência de Configuração de Software – Tempo investido – Tempo investido: 10:00</text:p>
          <text:list>
            <text:list-item>
              <text:p text:style-name="P5">Criação e Desenvolvimento do documento de Processo de Gerência de Configuração de Software.</text:p>
            </text:list-item>
            <text:list-item>
              <text:p text:style-name="P4"><text:a xlink:type="simple" xlink:href="http://code.google.com/p/sgb-02-2012/source/browse/trunk/"><text:span text:style-name="T6">trunk</text:span></text:a><text:span text:style-name="T8">/ </text:span><text:a xlink:type="simple" xlink:href="http://code.google.com/p/sgb-02-2012/source/browse/trunk/Gerencia_de_Configuracao/"><text:span text:style-name="T6">Gerencia_de_Configuracao</text:span></text:a><text:span text:style-name="T8">/ </text:span><text:span text:style-name="T3">SGB_PRGC_ProcessoDeGerenciaDeConfiguracao.odt </text:span></text:p>
            </text:list-item>
          </text:list>
        </text:list-item>
        <text:list-item>
          <text:p text:style-name="P5">Auxílio da equipe em sanação de dúvidas relativas a gerência de configuração – Tempo investido 04:00</text:p>
          <text:list>
            <text:list-item>
              <text:p text:style-name="P5">Sanação de dúvidas com a equipe relativas ao plano de Gerência de Configuração do itens de configuração identificados nesta fase.</text:p>
            </text:list-item>
          </text:list>
        </text:list-item>
      </text:list>
      <text:p text:style-name="P1"><text:tab/><text:span text:style-name="T12">Total de horas: <text:s/>30 horas totais</text:span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arial" svg:font-family="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26T19:35:54.46</meta:creation-date>
    <dc:date>2012-10-26T21:00:54.07</dc:date>
    <meta:editing-duration>PT20M9S</meta:editing-duration>
    <meta:editing-cycles>3</meta:editing-cycles>
    <meta:generator>LibreOffice/3.4$Win32 LibreOffice_project/340m1$Build-502</meta:generator>
    <meta:document-statistic meta:table-count="0" meta:image-count="0" meta:object-count="0" meta:page-count="1" meta:paragraph-count="21" meta:word-count="258" meta:character-count="1835" meta:non-whitespace-character-count="1602"/>
  </office:meta>
</office:document-meta>
</file>